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bd1" officeooo:paragraph-rsid="0009abd1"/>
    </style:style>
    <style:style style:name="P2" style:family="paragraph" style:parent-style-name="Standard">
      <style:text-properties style:font-name="Samanata" fo:font-size="18pt" officeooo:rsid="0009abd1" officeooo:paragraph-rsid="0009abd1" style:font-size-asian="18pt" style:font-size-complex="18pt"/>
    </style:style>
    <style:style style:name="P3" style:family="paragraph" style:parent-style-name="Standard">
      <style:text-properties style:font-name="Tibetan Machine Uni" fo:font-size="24pt" officeooo:rsid="0009abd1" officeooo:paragraph-rsid="0009abd1" style:font-size-asian="24pt" style:font-size-complex="24pt"/>
    </style:style>
    <style:style style:name="P4" style:family="paragraph" style:parent-style-name="Standard">
      <style:text-properties style:font-name="aakar" fo:font-size="13pt" officeooo:rsid="001ce3dd" officeooo:paragraph-rsid="0009abd1" style:font-size-asian="13pt" style:font-size-complex="13pt"/>
    </style:style>
    <style:style style:name="P5" style:family="paragraph" style:parent-style-name="Standard">
      <style:text-properties style:font-name="aakar" fo:font-size="13pt" officeooo:rsid="0009abd1" officeooo:paragraph-rsid="0009abd1" style:font-size-asian="13pt" style:font-size-complex="13pt"/>
    </style:style>
    <style:style style:name="P6" style:family="paragraph" style:parent-style-name="Standard">
      <style:text-properties style:font-name="AnjaliOldLipi" fo:font-size="14pt" officeooo:rsid="0009abd1" officeooo:paragraph-rsid="0009abd1" style:font-size-asian="12.25pt" style:font-size-complex="14pt"/>
    </style:style>
    <style:style style:name="P7" style:family="paragraph" style:parent-style-name="Standard">
      <style:text-properties officeooo:paragraph-rsid="0009abd1"/>
    </style:style>
    <style:style style:name="P8" style:family="paragraph" style:parent-style-name="Standard">
      <style:text-properties fo:font-size="20pt" officeooo:rsid="001ce3dd" officeooo:paragraph-rsid="0009abd1" style:font-size-asian="20pt" style:font-size-complex="20pt"/>
    </style:style>
    <style:style style:name="P9" style:family="paragraph" style:parent-style-name="Standard">
      <style:text-properties fo:font-size="13pt" officeooo:rsid="001ce3dd" officeooo:paragraph-rsid="0009abd1" style:font-size-asian="13pt" style:font-size-complex="13pt"/>
    </style:style>
    <style:style style:name="T1" style:family="text">
      <style:text-properties officeooo:rsid="0009abd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akar" fo:font-size="14pt" style:font-size-asian="14pt" style:font-size-complex="14pt"/>
    </style:style>
    <style:style style:name="T4" style:family="text">
      <style:text-properties style:font-name="aakar" fo:font-size="18pt" style:font-size-asian="18pt" style:font-size-complex="18pt"/>
    </style:style>
    <style:style style:name="T5" style:family="text">
      <style:text-properties style:font-name="aakar" fo:font-size="18pt" officeooo:rsid="0009abd1" style:font-size-asian="18pt" style:font-size-complex="18pt"/>
    </style:style>
    <style:style style:name="T6" style:family="text">
      <style:text-properties style:font-name="aakar"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9abd1" style:font-size-asian="14pt" style:font-size-complex="14pt"/>
    </style:style>
    <style:style style:name="T9" style:family="text">
      <style:text-properties officeooo:rsid="001f21ec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0"/>CHANDU .L.Y</text:p>
      <text:p text:style-name="P2"><text:s text:c="41"/>ECE (CL2)</text:p>
      <text:p text:style-name="P2"><text:s text:c="41"/>1ST <text:s/>SEM</text:p>
      <text:p text:style-name="P3"><text:s text:c="5"/><text:span text:style-name="T10"><text:s/>CLASS PROGRAM =5</text:span></text:p>
      <text:p text:style-name="P7"><text:span text:style-name="T5"/></text:p>
      <text:p text:style-name="P7"><text:span text:style-name="T5">PROGRAM 1:</text:span></text:p>
      <text:p text:style-name="P1"><text:span text:style-name="T4">#</text:span><text:span text:style-name="T3">program for rock paper sissors</text:span></text:p>
      <text:p text:style-name="P9">import random</text:p>
      <text:p text:style-name="P9">print("<text:span text:style-name="T9">THIS IS ROCK,PAPER,SISSORS</text:span>")</text:p>
      <text:p text:style-name="P9"/>
      <text:p text:style-name="P9">isWin = False</text:p>
      <text:p text:style-name="P9">PlayerInput=0</text:p>
      <text:p text:style-name="P9">while isWin == False:</text:p>
      <text:p text:style-name="P9"><text:s text:c="4"/>print("")</text:p>
      <text:p text:style-name="P9"><text:s text:c="4"/>print("Press 1 for Rock.")</text:p>
      <text:p text:style-name="P9"><text:s text:c="4"/>print("Press 2 for Paper.")</text:p>
      <text:p text:style-name="P9"><text:s text:c="4"/>print("Press 3 for Scissors.")</text:p>
      <text:p text:style-name="P9"/>
      <text:p text:style-name="P9"><text:s text:c="4"/>PlayerInput = int(input("What would you like to play?"))</text:p>
      <text:p text:style-name="P9"><text:s text:c="4"/>ComputerInput = random.randrange(1,3)</text:p>
      <text:p text:style-name="P9"/>
      <text:p text:style-name="P9"><text:s text:c="4"/>if (PlayerInput == 1) and (ComputerInput == 1):</text:p>
      <text:p text:style-name="P9"><text:s text:c="8"/>isWin = False</text:p>
      <text:p text:style-name="P9"><text:s text:c="8"/>print("It's a draw; you both played Rock!")</text:p>
      <text:p text:style-name="P9"><text:s text:c="8"/></text:p>
      <text:p text:style-name="P9"><text:s text:c="4"/>if (PlayerInput == 2) and (ComputerInput == 1):</text:p>
      <text:p text:style-name="P9"><text:s text:c="8"/>isWin == True</text:p>
      <text:p text:style-name="P9"><text:s text:c="8"/>print("You win, computer played Rock!")</text:p>
      <text:p text:style-name="P9"/>
      <text:p text:style-name="P9"><text:s text:c="4"/>if (PlayerInput == 3) and (ComputerInput == 1):</text:p>
      <text:p text:style-name="P9"><text:s text:c="8"/>isWin == True</text:p>
      <text:p text:style-name="P9"><text:s text:c="8"/>print("You lose, computer played Rock!")</text:p>
      <text:p text:style-name="P9"><text:s text:c="8"/></text:p>
      <text:p text:style-name="P9"><text:s text:c="4"/>if (PlayerInput == 1) and (ComputerInput == 2):</text:p>
      <text:p text:style-name="P9"><text:s text:c="8"/>isWin = True</text:p>
      <text:p text:style-name="P9"><text:s text:c="8"/>print("You lose, computer played Paper!")</text:p>
      <text:p text:style-name="P9"><text:s text:c="8"/></text:p>
      <text:p text:style-name="P9"><text:s text:c="4"/>if (PlayerInput == 2) and (ComputerInput == 2):</text:p>
      <text:p text:style-name="P9"><text:s text:c="8"/>isWin == False</text:p>
      <text:p text:style-name="P9"><text:s text:c="8"/>print("It's a draw; the computer played Paper!")</text:p>
      <text:p text:style-name="P9"/>
      <text:p text:style-name="P9"><text:s text:c="4"/>if (PlayerInput == 3) and (ComputerInput == 2):</text:p>
      <text:p text:style-name="P9"><text:s text:c="8"/>isWin == True</text:p>
      <text:p text:style-name="P9"><text:s text:c="8"/>print("You win, computer played Paper!")</text:p>
      <text:p text:style-name="P9"><text:s text:c="8"/></text:p>
      <text:p text:style-name="P9"><text:soft-page-break/><text:s text:c="4"/>if (PlayerInput == 1) and (ComputerInput == 3):</text:p>
      <text:p text:style-name="P9"><text:s text:c="8"/>isWin = True</text:p>
      <text:p text:style-name="P9"><text:s text:c="8"/>print("You win, computer played Scissors!")</text:p>
      <text:p text:style-name="P9"><text:s text:c="8"/></text:p>
      <text:p text:style-name="P9"><text:s text:c="4"/>if (PlayerInput == 2) and (ComputerInput == 3):</text:p>
      <text:p text:style-name="P9"><text:s text:c="8"/>isWin == True</text:p>
      <text:p text:style-name="P9"><text:s text:c="8"/>print("You lose, computer played Scissors!")</text:p>
      <text:p text:style-name="P9"/>
      <text:p text:style-name="P9"><text:s text:c="4"/>if (PlayerInput == 3) and (ComputerInput == 3):</text:p>
      <text:p text:style-name="P9"><text:s text:c="8"/>isWin == False</text:p>
      <text:p text:style-name="P9"><text:s text:c="8"/>print("It's a draw; computer played Scissors!")</text:p>
      <text:p text:style-name="P9"><text:s text:c="4"/>if (PlayerInput == 1) and (ComputerInput == 3):</text:p>
      <text:p text:style-name="P9"><text:s text:c="8"/>isWin = True</text:p>
      <text:p text:style-name="P9"><text:s text:c="8"/>print("You win, computer played Scissors!")</text:p>
      <text:p text:style-name="P9"><text:s text:c="8"/></text:p>
      <text:p text:style-name="P9"><text:s text:c="4"/>if (PlayerInput == 2) and (ComputerInput == 3):</text:p>
      <text:p text:style-name="P9"><text:s text:c="8"/>isWin == True</text:p>
      <text:p text:style-name="P9"><text:s text:c="8"/>print("You lose, computer played Scissors!")</text:p>
      <text:p text:style-name="P9"/>
      <text:p text:style-name="P9"><text:s text:c="4"/>if (PlayerInput == 3) and (ComputerInput == 3):</text:p>
      <text:p text:style-name="P9"><text:s text:c="8"/>isWin == False</text:p>
      <text:p text:style-name="P9"><text:s text:c="8"/>print("It's a draw; computer played Scissors!")</text:p>
      <text:p text:style-name="P9"/>
      <text:p text:style-name="P8">OUTPUT:</text:p>
      <text:p text:style-name="P8"/>
      <text:p text:style-name="P9">Press 1 for Rock.</text:p>
      <text:p text:style-name="P9">Press 2 for Paper.</text:p>
      <text:p text:style-name="P9">Press 3 for Scissors.</text:p>
      <text:p text:style-name="P9">What would you like to play?3</text:p>
      <text:p text:style-name="P9">You lose, computer played Rock!</text:p>
      <text:p text:style-name="P9"/>
      <text:p text:style-name="P9">Press 1 for Rock.</text:p>
      <text:p text:style-name="P9">Press 2 for Paper.</text:p>
      <text:p text:style-name="P9">Press 3 for Scissors.</text:p>
      <text:p text:style-name="P9">What would you like to play?2</text:p>
      <text:p text:style-name="P9">You win, computer played Rock!</text:p>
      <text:p text:style-name="P9"/>
      <text:p text:style-name="P9">Press 1 for Rock.</text:p>
      <text:p text:style-name="P9">Press 2 for Paper.</text:p>
      <text:p text:style-name="P9">Press 3 for Scissors.</text:p>
      <text:p text:style-name="P9">What would you like to play?1</text:p>
      <text:p text:style-name="P4">It's a draw; you both played Rock!</text:p>
      <text:p text:style-name="P4"><text:span text:style-name="T8"/></text:p>
      <text:p text:style-name="P5"><text:span text:style-name="T2">PROGRAM 2</text:span><text:span text:style-name="T7">:</text:span></text:p>
      <text:p text:style-name="P4"><text:span text:style-name="T8">#list and tunels in python</text:span></text:p>
      <text:p text:style-name="P7">Python 3.7.0b3 (default, Mar 30 2018, 04:35:22) </text:p>
      <text:p text:style-name="P7">[GCC 7.3.0] on linux</text:p>
      <text:p text:style-name="P7">Type "copyright", "credits" or "license()" for more information.</text:p>
      <text:p text:style-name="P7">&gt;&gt;&gt; a=[11,22,33,"chandu"]</text:p>
      <text:p text:style-name="P7">&gt;&gt;&gt; a</text:p>
      <text:p text:style-name="P7">[11, 22, 33, 'chandu']</text:p>
      <text:p text:style-name="P7"><text:soft-page-break/>&gt;&gt;&gt; a[0]</text:p>
      <text:p text:style-name="P7">11</text:p>
      <text:p text:style-name="P7">&gt;&gt;&gt; a[3]</text:p>
      <text:p text:style-name="P7">'chandu'</text:p>
      <text:p text:style-name="P7">&gt;&gt;&gt; a[2]=44</text:p>
      <text:p text:style-name="P7">&gt;&gt;&gt; a</text:p>
      <text:p text:style-name="P7">[11, 22, 44, 'chandu']</text:p>
      <text:p text:style-name="P7">&gt;&gt;&gt; b=[88,99,77,"cmru"]</text:p>
      <text:p text:style-name="P7">&gt;&gt;&gt; b</text:p>
      <text:p text:style-name="P7">[88, 99, 77, 'cmru']</text:p>
      <text:p text:style-name="P7">&gt;&gt;&gt; a+b</text:p>
      <text:p text:style-name="P7">[11, 22, 44, 'chandu', 88, 99, 77, 'cmru']</text:p>
      <text:p text:style-name="P7">&gt;&gt;&gt; a.append(b)</text:p>
      <text:p text:style-name="P7">&gt;&gt;&gt; a</text:p>
      <text:p text:style-name="P7">[11, 22, 44, 'chandu', [88, 99, 77, 'cmru']]</text:p>
      <text:p text:style-name="P7">&gt;&gt;&gt; a.extend(b)</text:p>
      <text:p text:style-name="P7">&gt;&gt;&gt; a</text:p>
      <text:p text:style-name="P7">[11, 22, 44, 'chandu', [88, 99, 77, 'cmru'], 88, 99, 77, 'cmru']&gt;&gt;&gt; a.reverse()</text:p>
      <text:p text:style-name="P7">&gt;&gt;&gt; a</text:p>
      <text:p text:style-name="P7">['cmru', 77, 99, 88, [88, 99, 77, 'cmru'], 'chandu', 44, 22, 11]</text:p>
      <text:p text:style-name="P7">&gt;&gt;&gt; del a[0]</text:p>
      <text:p text:style-name="P7">&gt;&gt;&gt; a</text:p>
      <text:p text:style-name="P7">[77, 99, 88, [88, 99, 77, 'cmru'], 'chandu', 44, 22, 1<text:span text:style-name="T1">1] <text:s text:c="82"/></text:span>&gt;&gt;&gt; a*2</text:p>
      <text:p text:style-name="P7">[77, 99, 88, [88, 99, 77, 'cmru'], 'chandu', 44, 22, 11, 77, 99, 88, [88, 99, 77, 'cmru'], 'chandu', 44, 22, 11]</text:p>
      <text:p text:style-name="P7">&gt;&gt;&gt; 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42:50.460062320</meta:creation-date>
    <dc:date>2018-10-03T14:02:36.880007960</dc:date>
    <meta:editing-duration>PT19M4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108" meta:word-count="473" meta:character-count="3293" meta:non-whitespace-character-count="2397"/>
  </office:meta>
</office:document-meta>
</file>